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51.29mm"/>
    </style:style>
    <style:style style:name="co4" style:family="table-column">
      <style:table-column-properties fo:break-before="auto" style:column-width="37.06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3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ight</text:p>
          </table:table-cell>
          <table:table-cell office:value-type="string" calcext:value-type="string">
            <text:p>curcumfrence of head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4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7.5" calcext:value-type="float">
            <text:p>17.5</text:p>
          </table:table-cell>
          <table:table-cell table:number-columns-repeated="5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12] ; [.$A$2:.$A$12])" office:value-type="float" office:value="0.830053524757437" calcext:value-type="float">
            <text:p>0.830053524757437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12] ; [.$A$2:.$A$12])" office:value-type="float" office:value="0.0953841948867728" calcext:value-type="float">
            <text:p>0.095384194886773</text:p>
          </table:table-cell>
          <table:table-cell office:value-type="string" calcext:value-type="string">
            <text:p>Mean</text:p>
          </table:table-cell>
          <table:table-cell table:formula="of:=AVERAGE([.$A$2:.$A$12])" office:value-type="float" office:value="26.4545454545455" calcext:value-type="float">
            <text:p>26.4545454545455</text:p>
          </table:table-cell>
          <table:table-cell table:formula="of:=AVERAGE([.$B$2:.$B$12])" office:value-type="float" office:value="17.3272727272727" calcext:value-type="float">
            <text:p>17.32727272727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A$2:.$A$12])/COUNT([.$A$2:.$A$12]))" office:value-type="float" office:value="0.329976207506937" calcext:value-type="float">
            <text:p>0.329976207506937</text:p>
          </table:table-cell>
          <table:table-cell table:formula="of:=SQRT(VAR([.$B$2:.$B$12])/COUNT([.$B$2:.$B$12]))" office:value-type="float" office:value="0.0661828171752775" calcext:value-type="float">
            <text:p>0.066182817175278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12] ; [.$A$2:.$A$12])" office:value-type="float" office:value="0.182732447817837" calcext:value-type="float">
            <text:p>0.182732447817837</text:p>
          </table:table-cell>
          <table:table-cell office:value-type="string" calcext:value-type="string">
            <text:p>Mode</text:p>
          </table:table-cell>
          <table:table-cell table:formula="of:=MODE([.$A$2:.$A$12])" office:value-type="float" office:value="26.75" calcext:value-type="float">
            <text:p>26.75</text:p>
          </table:table-cell>
          <table:table-cell table:formula="of:=MODE([.$B$2:.$B$12])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12] ; [.$A$2:.$A$12])" office:value-type="float" office:value="12.4931688804554" calcext:value-type="float">
            <text:p>12.4931688804554</text:p>
          </table:table-cell>
          <table:table-cell office:value-type="string" calcext:value-type="string">
            <text:p>Median</text:p>
          </table:table-cell>
          <table:table-cell table:formula="of:=MEDIAN([.$A$2:.$A$12])" office:value-type="float" office:value="26.75" calcext:value-type="float">
            <text:p>26.75</text:p>
          </table:table-cell>
          <table:table-cell table:formula="of:=MEDIAN([.$B$2:.$B$12])"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formula="of:=QUARTILE([.$A$2:.$A$12]; 1)" office:value-type="float" office:value="25.75" calcext:value-type="float">
            <text:p>25.75</text:p>
          </table:table-cell>
          <table:table-cell table:formula="of:=QUARTILE([.$B$2:.$B$12]; 1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7.3" calcext:value-type="float">
            <text:p>17.3</text:p>
          </table:table-cell>
          <table:table-cell table:formula="of:=INDEX([.$A$2:.$A$12]; 1; 1)" office:value-type="float" office:value="27.75" calcext:value-type="float">
            <text:p>27.75</text:p>
          </table:table-cell>
          <table:table-cell table:formula="of:=[.$D$7] * [.$C$10] + [.$D$8]" office:value-type="float" office:value="17.5639943074004" calcext:value-type="float">
            <text:p>17.5639943074004</text:p>
          </table:table-cell>
          <table:table-cell office:value-type="string" calcext:value-type="string">
            <text:p>Third Quartile</text:p>
          </table:table-cell>
          <table:table-cell table:formula="of:=QUARTILE([.$A$2:.$A$12]; 3)" office:value-type="float" office:value="27.25" calcext:value-type="float">
            <text:p>27.25</text:p>
          </table:table-cell>
          <table:table-cell table:formula="of:=QUARTILE([.$B$2:.$B$12]; 3)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7.5" calcext:value-type="float">
            <text:p>17.5</text:p>
          </table:table-cell>
          <table:table-cell table:formula="of:=INDEX([.$A$2:.$A$12]; 2; 1)" office:value-type="float" office:value="24.5" calcext:value-type="float">
            <text:p>24.5</text:p>
          </table:table-cell>
          <table:table-cell table:formula="of:=[.$D$7] * [.$C$11] + [.$D$8]" office:value-type="float" office:value="16.9701138519924" calcext:value-type="float">
            <text:p>16.9701138519924</text:p>
          </table:table-cell>
          <table:table-cell office:value-type="string" calcext:value-type="string">
            <text:p>Variance</text:p>
          </table:table-cell>
          <table:table-cell table:formula="of:=VAR([.$A$2:.$A$12])" office:value-type="float" office:value="1.19772727272727" calcext:value-type="float">
            <text:p>1.19772727272727</text:p>
          </table:table-cell>
          <table:table-cell table:formula="of:=VAR([.$B$2:.$B$12])" office:value-type="float" office:value="0.0481818181818182" calcext:value-type="float">
            <text:p>0.04818181818181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table:formula="of:=INDEX([.$A$2:.$A$12]; 3; 1)" office:value-type="float" office:value="25.5" calcext:value-type="float">
            <text:p>25.5</text:p>
          </table:table-cell>
          <table:table-cell table:formula="of:=[.$D$7] * [.$C$12] + [.$D$8]" office:value-type="float" office:value="17.1528462998103" calcext:value-type="float">
            <text:p>17.1528462998103</text:p>
          </table:table-cell>
          <table:table-cell office:value-type="string" calcext:value-type="string">
            <text:p>Standard Deviation</text:p>
          </table:table-cell>
          <table:table-cell table:formula="of:=STDEV([.$A$2:.$A$12])" office:value-type="float" office:value="1.09440727004497" calcext:value-type="float">
            <text:p>1.09440727004497</text:p>
          </table:table-cell>
          <table:table-cell table:formula="of:=STDEV([.$B$2:.$B$12])" office:value-type="float" office:value="0.219503572139084" calcext:value-type="float">
            <text:p>0.219503572139084</text:p>
          </table:table-cell>
        </table:table-row>
        <table:table-row table:style-name="ro1">
          <table:table-cell table:number-columns-repeated="2"/>
          <table:table-cell table:formula="of:=INDEX([.$A$2:.$A$12]; 4; 1)" office:value-type="float" office:value="26" calcext:value-type="float">
            <text:p>26</text:p>
          </table:table-cell>
          <table:table-cell table:formula="of:=[.$D$7] * [.$C$13] + [.$D$8]" office:value-type="float" office:value="17.2442125237192" calcext:value-type="float">
            <text:p>17.2442125237192</text:p>
          </table:table-cell>
          <table:table-cell office:value-type="string" calcext:value-type="string">
            <text:p>Kurtosis</text:p>
          </table:table-cell>
          <table:table-cell table:formula="of:=KURT([.$A$2:.$A$12])" office:value-type="float" office:value="-0.732151065727146" calcext:value-type="float">
            <text:p>-0.732151065727146</text:p>
          </table:table-cell>
          <table:table-cell table:formula="of:=KURT([.$B$2:.$B$12])" office:value-type="float" office:value="-0.394992286697481" calcext:value-type="float">
            <text:p>-0.394992286697481</text:p>
          </table:table-cell>
        </table:table-row>
        <table:table-row table:style-name="ro1">
          <table:table-cell table:number-columns-repeated="2"/>
          <table:table-cell table:formula="of:=INDEX([.$A$2:.$A$12]; 5; 1)" office:value-type="float" office:value="25" calcext:value-type="float">
            <text:p>25</text:p>
          </table:table-cell>
          <table:table-cell table:formula="of:=[.$D$7] * [.$C$14] + [.$D$8]" office:value-type="float" office:value="17.0614800759013" calcext:value-type="float">
            <text:p>17.0614800759013</text:p>
          </table:table-cell>
          <table:table-cell office:value-type="string" calcext:value-type="string">
            <text:p>Skewness</text:p>
          </table:table-cell>
          <table:table-cell table:formula="of:=SKEW([.$A$2:.$A$12])" office:value-type="float" office:value="-0.541104307790472" calcext:value-type="float">
            <text:p>-0.541104307790472</text:p>
          </table:table-cell>
          <table:table-cell table:formula="of:=SKEW([.$B$2:.$B$12])" office:value-type="float" office:value="-0.700838152601673" calcext:value-type="float">
            <text:p>-0.700838152601673</text:p>
          </table:table-cell>
        </table:table-row>
        <table:table-row table:style-name="ro1">
          <table:table-cell table:number-columns-repeated="2"/>
          <table:table-cell table:formula="of:=INDEX([.$A$2:.$A$12]; 6; 1)" office:value-type="float" office:value="27.75" calcext:value-type="float">
            <text:p>27.75</text:p>
          </table:table-cell>
          <table:table-cell table:formula="of:=[.$D$7] * [.$C$15] + [.$D$8]" office:value-type="float" office:value="17.5639943074004" calcext:value-type="float">
            <text:p>17.5639943074004</text:p>
          </table:table-cell>
          <table:table-cell office:value-type="string" calcext:value-type="string">
            <text:p>Range</text:p>
          </table:table-cell>
          <table:table-cell table:formula="of:=MAX([.$A$2:.$A$12])-MIN([.$A$2:.$A$12])" office:value-type="float" office:value="3.25" calcext:value-type="float">
            <text:p>3.25</text:p>
          </table:table-cell>
          <table:table-cell table:formula="of:=MAX([.$B$2:.$B$12])-MIN([.$B$2:.$B$12])" office:value-type="float" office:value="0.700000000000003" calcext:value-type="float">
            <text:p>0.700000000000003</text:p>
          </table:table-cell>
        </table:table-row>
        <table:table-row table:style-name="ro1">
          <table:table-cell table:number-columns-repeated="2"/>
          <table:table-cell table:formula="of:=INDEX([.$A$2:.$A$12]; 7; 1)" office:value-type="float" office:value="26.5" calcext:value-type="float">
            <text:p>26.5</text:p>
          </table:table-cell>
          <table:table-cell table:formula="of:=[.$D$7] * [.$C$16] + [.$D$8]" office:value-type="float" office:value="17.3355787476281" calcext:value-type="float">
            <text:p>17.3355787476281</text:p>
          </table:table-cell>
          <table:table-cell office:value-type="string" calcext:value-type="string">
            <text:p>Minimum</text:p>
          </table:table-cell>
          <table:table-cell table:formula="of:=MIN([.$A$2:.$A$12])" office:value-type="float" office:value="24.5" calcext:value-type="float">
            <text:p>24.5</text:p>
          </table:table-cell>
          <table:table-cell table:formula="of:=MIN([.$B$2:.$B$12])" office:value-type="float" office:value="16.9" calcext:value-type="float">
            <text:p>16.9</text:p>
          </table:table-cell>
        </table:table-row>
        <table:table-row table:style-name="ro1">
          <table:table-cell table:number-columns-repeated="2"/>
          <table:table-cell table:formula="of:=INDEX([.$A$2:.$A$12]; 8; 1)" office:value-type="float" office:value="27" calcext:value-type="float">
            <text:p>27</text:p>
          </table:table-cell>
          <table:table-cell table:formula="of:=[.$D$7] * [.$C$17] + [.$D$8]" office:value-type="float" office:value="17.426944971537" calcext:value-type="float">
            <text:p>17.426944971537</text:p>
          </table:table-cell>
          <table:table-cell office:value-type="string" calcext:value-type="string">
            <text:p>Maximum</text:p>
          </table:table-cell>
          <table:table-cell table:formula="of:=MAX([.$A$2:.$A$12])" office:value-type="float" office:value="27.75" calcext:value-type="float">
            <text:p>27.75</text:p>
          </table:table-cell>
          <table:table-cell table:formula="of:=MAX([.$B$2:.$B$12])"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table:formula="of:=INDEX([.$A$2:.$A$12]; 9; 1)" office:value-type="float" office:value="26.75" calcext:value-type="float">
            <text:p>26.75</text:p>
          </table:table-cell>
          <table:table-cell table:formula="of:=[.$D$7] * [.$C$18] + [.$D$8]" office:value-type="float" office:value="17.3812618595825" calcext:value-type="float">
            <text:p>17.3812618595825</text:p>
          </table:table-cell>
          <table:table-cell office:value-type="string" calcext:value-type="string">
            <text:p>Sum</text:p>
          </table:table-cell>
          <table:table-cell table:formula="of:=SUM([.$A$2:.$A$12])" office:value-type="float" office:value="291" calcext:value-type="float">
            <text:p>291</text:p>
          </table:table-cell>
          <table:table-cell table:formula="of:=SUM([.$B$2:.$B$12])" office:value-type="float" office:value="190.6" calcext:value-type="float">
            <text:p>190.6</text:p>
          </table:table-cell>
        </table:table-row>
        <table:table-row table:style-name="ro1">
          <table:table-cell table:number-columns-repeated="2"/>
          <table:table-cell table:formula="of:=INDEX([.$A$2:.$A$12]; 10; 1)" office:value-type="float" office:value="26.75" calcext:value-type="float">
            <text:p>26.75</text:p>
          </table:table-cell>
          <table:table-cell table:formula="of:=[.$D$7] * [.$C$19] + [.$D$8]" office:value-type="float" office:value="17.3812618595825" calcext:value-type="float">
            <text:p>17.3812618595825</text:p>
          </table:table-cell>
          <table:table-cell office:value-type="string" calcext:value-type="string">
            <text:p>Count</text:p>
          </table:table-cell>
          <table:table-cell table:formula="of:=COUNT([.$A$2:.$A$12])" office:value-type="float" office:value="11" calcext:value-type="float">
            <text:p>11</text:p>
          </table:table-cell>
          <table:table-cell table:formula="of:=COUNT([.$B$2:.$B$12]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INDEX([.$A$2:.$A$12]; 11; 1)" office:value-type="float" office:value="27.5" calcext:value-type="float">
            <text:p>27.5</text:p>
          </table:table-cell>
          <table:table-cell table:formula="of:=[.$D$7] * [.$C$20] + [.$D$8]" office:value-type="float" office:value="17.5183111954459" calcext:value-type="float">
            <text:p>17.51831119544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9:33:34.393000000</meta:creation-date>
    <dc:date>2019-12-19T09:46:05.877000000</dc:date>
    <meta:editing-duration>PT1M46S</meta:editing-duration>
    <meta:editing-cycles>1</meta:editing-cycles>
    <meta:document-statistic meta:table-count="1" meta:cell-count="104" meta:object-count="0"/>
    <meta:generator>LibreOffice/6.1.2.1$Windows_X86_64 LibreOffice_project/65905a128db06ba48db947242809d14d3f9a93fe</meta:generator>
  </office:meta>
</office:document-meta>
</file>